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9.526cm" svg:height="9.032cm" svg:x="0.092cm" svg:y="10.326cm">
            <draw:object draw:notify-on-update-of-ranges="Hoja1.A2:Hoja1.A18 Hoja1.B1:Hoja1.B1 Hoja1.B2:Hoja1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862cm" svg:height="9.272cm" svg:x="0.061cm" svg:y="20.532cm">
            <draw:object draw:notify-on-update-of-ranges="Hoja1.B2:Hoja1.B18 Hoja1.A2:Hoja1.A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19cm" svg:height="9.001cm" svg:x="15.621cm" svg:y="0.512cm">
            <draw:object draw:notify-on-update-of-ranges="Hoja1.C2:Hoja1.C18 Hoja1.A2:Hoja1.A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1023-lectura</text:p>
          </table:table-cell>
          <table:table-cell table:style-name="Default" office:value-type="string" calcext:value-type="string">
            <text:p>Calculo de la aproximación</text:p>
          </table:table-cell>
          <table:table-cell table:style-name="Default" office:value-type="string" calcext:value-type="string">
            <text:p>% sobre la medida re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1024-[.B2]" office:value-type="float" office:value="993" calcext:value-type="float">
            <text:p>993</text:p>
          </table:table-cell>
          <table:table-cell table:formula="of:=396.72*POWER([.C2];-0.83459)" office:value-type="float" office:value="1.25100838897222" calcext:value-type="float">
            <text:p>1,25</text:p>
          </table:table-cell>
          <table:table-cell table:formula="of:=([.D2]-[.A2])/[.A2]" office:value-type="percentage" office:value="0.251008388972222" calcext:value-type="percentage">
            <text:p>25,1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table:formula="of:=1024-[.B3]" office:value-type="float" office:value="732" calcext:value-type="float">
            <text:p>732</text:p>
          </table:table-cell>
          <table:table-cell table:formula="of:=396.72*POWER([.C3];-0.83459)" office:value-type="float" office:value="1.61358479249844" calcext:value-type="float">
            <text:p>1,61</text:p>
          </table:table-cell>
          <table:table-cell table:formula="of:=([.D3]-[.A3])/[.A3]" office:value-type="percentage" office:value="-0.193207603750778" calcext:value-type="percentage">
            <text:p>-19,32%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04" calcext:value-type="float">
            <text:p>504</text:p>
          </table:table-cell>
          <table:table-cell table:formula="of:=1024-[.B4]" office:value-type="float" office:value="520" calcext:value-type="float">
            <text:p>520</text:p>
          </table:table-cell>
          <table:table-cell table:formula="of:=396.72*POWER([.C4];-0.83459)" office:value-type="float" office:value="2.14651963121811" calcext:value-type="float">
            <text:p>2,15</text:p>
          </table:table-cell>
          <table:table-cell table:formula="of:=([.D4]-[.A4])/[.A4]" office:value-type="percentage" office:value="-0.141392147512758" calcext:value-type="percentage">
            <text:p>-14,1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table:formula="of:=1024-[.B5]" office:value-type="float" office:value="371" calcext:value-type="float">
            <text:p>371</text:p>
          </table:table-cell>
          <table:table-cell table:formula="of:=396.72*POWER([.C5];-0.83459)" office:value-type="float" office:value="2.84518377919718" calcext:value-type="float">
            <text:p>2,85</text:p>
          </table:table-cell>
          <table:table-cell table:formula="of:=([.D5]-[.A5])/[.A5]" office:value-type="percentage" office:value="-0.0516054069342725" calcext:value-type="percentage">
            <text:p>-5,1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table:formula="of:=1024-[.B6]" office:value-type="float" office:value="244" calcext:value-type="float">
            <text:p>244</text:p>
          </table:table-cell>
          <table:table-cell table:formula="of:=396.72*POWER([.C6];-0.83459)" office:value-type="float" office:value="4.03638348076483" calcext:value-type="float">
            <text:p>4,04</text:p>
          </table:table-cell>
          <table:table-cell table:formula="of:=([.D6]-[.A6])/[.A6]" office:value-type="percentage" office:value="0.00909587019120806" calcext:value-type="percentage">
            <text:p>0,9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9" calcext:value-type="float">
            <text:p>849</text:p>
          </table:table-cell>
          <table:table-cell table:formula="of:=1024-[.B7]" office:value-type="float" office:value="175" calcext:value-type="float">
            <text:p>175</text:p>
          </table:table-cell>
          <table:table-cell table:formula="of:=396.72*POWER([.C7];-0.83459)" office:value-type="float" office:value="5.32680710360256" calcext:value-type="float">
            <text:p>5,33</text:p>
          </table:table-cell>
          <table:table-cell table:formula="of:=([.D7]-[.A7])/[.A7]" office:value-type="percentage" office:value="0.0653614207205111" calcext:value-type="percentage">
            <text:p>6,5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0" calcext:value-type="float">
            <text:p>890</text:p>
          </table:table-cell>
          <table:table-cell table:formula="of:=1024-[.B8]" office:value-type="float" office:value="134" calcext:value-type="float">
            <text:p>134</text:p>
          </table:table-cell>
          <table:table-cell table:formula="of:=396.72*POWER([.C8];-0.83459)" office:value-type="float" office:value="6.65615921356356" calcext:value-type="float">
            <text:p>6,66</text:p>
          </table:table-cell>
          <table:table-cell table:formula="of:=([.D8]-[.A8])/[.A8]" office:value-type="percentage" office:value="0.109359868927261" calcext:value-type="percentage">
            <text:p>10,9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4" calcext:value-type="float">
            <text:p>914</text:p>
          </table:table-cell>
          <table:table-cell table:formula="of:=1024-[.B9]" office:value-type="float" office:value="110" calcext:value-type="float">
            <text:p>110</text:p>
          </table:table-cell>
          <table:table-cell table:formula="of:=396.72*POWER([.C9];-0.83459)" office:value-type="float" office:value="7.84798517852545" calcext:value-type="float">
            <text:p>7,85</text:p>
          </table:table-cell>
          <table:table-cell table:formula="of:=([.D9]-[.A9])/[.A9]" office:value-type="percentage" office:value="0.121140739789351" calcext:value-type="percentage">
            <text:p>12,1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7" calcext:value-type="float">
            <text:p>927</text:p>
          </table:table-cell>
          <table:table-cell table:formula="of:=1024-[.B10]" office:value-type="float" office:value="97" calcext:value-type="float">
            <text:p>97</text:p>
          </table:table-cell>
          <table:table-cell table:formula="of:=396.72*POWER([.C10];-0.83459)" office:value-type="float" office:value="8.71654293262162" calcext:value-type="float">
            <text:p>8,72</text:p>
          </table:table-cell>
          <table:table-cell table:formula="of:=([.D10]-[.A10])/[.A10]" office:value-type="percentage" office:value="0.0895678665777022" calcext:value-type="percentage">
            <text:p>8,9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9" calcext:value-type="float">
            <text:p>939</text:p>
          </table:table-cell>
          <table:table-cell table:formula="of:=1024-[.B11]" office:value-type="float" office:value="85" calcext:value-type="float">
            <text:p>85</text:p>
          </table:table-cell>
          <table:table-cell table:formula="of:=396.72*POWER([.C11];-0.83459)" office:value-type="float" office:value="9.73218495944284" calcext:value-type="float">
            <text:p>9,73</text:p>
          </table:table-cell>
          <table:table-cell table:formula="of:=([.D11]-[.A11])/[.A11]" office:value-type="percentage" office:value="0.0813538843825374" calcext:value-type="percentage">
            <text:p>8,1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7" calcext:value-type="float">
            <text:p>947</text:p>
          </table:table-cell>
          <table:table-cell table:formula="of:=1024-[.B12]" office:value-type="float" office:value="77" calcext:value-type="float">
            <text:p>77</text:p>
          </table:table-cell>
          <table:table-cell table:formula="of:=396.72*POWER([.C12];-0.83459)" office:value-type="float" office:value="10.5690949853911" calcext:value-type="float">
            <text:p>10,57</text:p>
          </table:table-cell>
          <table:table-cell table:formula="of:=([.D12]-[.A12])/[.A12]" office:value-type="percentage" office:value="0.056909498539113" calcext:value-type="percentage">
            <text:p>5,6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" calcext:value-type="float">
            <text:p>952</text:p>
          </table:table-cell>
          <table:table-cell table:formula="of:=1024-[.B13]" office:value-type="float" office:value="72" calcext:value-type="float">
            <text:p>72</text:p>
          </table:table-cell>
          <table:table-cell table:formula="of:=396.72*POWER([.C13];-0.83459)" office:value-type="float" office:value="11.1782280901298" calcext:value-type="float">
            <text:p>11,18</text:p>
          </table:table-cell>
          <table:table-cell table:formula="of:=([.D13]-[.A13])/[.A13]" office:value-type="percentage" office:value="0.0162025536481657" calcext:value-type="percentage">
            <text:p>1,62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" calcext:value-type="float">
            <text:p>958</text:p>
          </table:table-cell>
          <table:table-cell table:formula="of:=1024-[.B14]" office:value-type="float" office:value="66" calcext:value-type="float">
            <text:p>66</text:p>
          </table:table-cell>
          <table:table-cell table:formula="of:=396.72*POWER([.C14];-0.83459)" office:value-type="float" office:value="12.0201786416778" calcext:value-type="float">
            <text:p>12,02</text:p>
          </table:table-cell>
          <table:table-cell table:formula="of:=([.D14]-[.A14])/[.A14]" office:value-type="percentage" office:value="0.00168155347314854" calcext:value-type="percentage">
            <text:p>0,1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1" calcext:value-type="float">
            <text:p>961</text:p>
          </table:table-cell>
          <table:table-cell table:formula="of:=1024-[.B15]" office:value-type="float" office:value="63" calcext:value-type="float">
            <text:p>63</text:p>
          </table:table-cell>
          <table:table-cell table:formula="of:=396.72*POWER([.C15];-0.83459)" office:value-type="float" office:value="12.496041709024" calcext:value-type="float">
            <text:p>12,50</text:p>
          </table:table-cell>
          <table:table-cell table:formula="of:=([.D15]-[.A15])/[.A15]" office:value-type="percentage" office:value="-0.0387660223827728" calcext:value-type="percentage">
            <text:p>-3,88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table:formula="of:=1024-[.B16]" office:value-type="float" office:value="59" calcext:value-type="float">
            <text:p>59</text:p>
          </table:table-cell>
          <table:table-cell table:formula="of:=396.72*POWER([.C16];-0.83459)" office:value-type="float" office:value="13.1992335943365" calcext:value-type="float">
            <text:p>13,20</text:p>
          </table:table-cell>
          <table:table-cell table:formula="of:=([.D16]-[.A16])/[.A16]" office:value-type="percentage" office:value="-0.0571976004045363" calcext:value-type="percentage">
            <text:p>-5,72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7" calcext:value-type="float">
            <text:p>967</text:p>
          </table:table-cell>
          <table:table-cell table:formula="of:=1024-[.B17]" office:value-type="float" office:value="57" calcext:value-type="float">
            <text:p>57</text:p>
          </table:table-cell>
          <table:table-cell table:formula="of:=396.72*POWER([.C17];-0.83459)" office:value-type="float" office:value="13.5846514362018" calcext:value-type="float">
            <text:p>13,58</text:p>
          </table:table-cell>
          <table:table-cell table:formula="of:=([.D17]-[.A17])/[.A17]" office:value-type="percentage" office:value="-0.0943565709198801" calcext:value-type="percentage">
            <text:p>-9,44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9" calcext:value-type="float">
            <text:p>969</text:p>
          </table:table-cell>
          <table:table-cell table:formula="of:=1024-[.B18]" office:value-type="float" office:value="55" calcext:value-type="float">
            <text:p>55</text:p>
          </table:table-cell>
          <table:table-cell table:formula="of:=396.72*POWER([.C18];-0.83459)" office:value-type="float" office:value="13.9957055918098" calcext:value-type="float">
            <text:p>14,00</text:p>
          </table:table-cell>
          <table:table-cell table:formula="of:=([.D18]-[.A18])/[.A18]" office:value-type="percentage" office:value="-0.125268400511886" calcext:value-type="percentage">
            <text:p>-12,53%</text:p>
          </table:table-cell>
        </table:table-row>
      </table:table>
      <table:named-expressions/>
      <table:database-ranges>
        <table:database-range table:name="__Anonymous_Sheet_DB__0" table:target-range-address="Hoja1.A2:Hoja1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9:58:58.7804469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acasm </meta:initial-creator>
    <meta:creation-date>2016-08-01T21:21:52.360803948</meta:creation-date>
    <dc:date>2016-08-02T20:18:03.418177368</dc:date>
    <dc:creator>javacasm </dc:creator>
    <meta:editing-duration>PT19M26S</meta:editing-duration>
    <meta:editing-cycles>4</meta:editing-cycles>
    <meta:generator>LibreOffice/4.2.8.2$Linux_X86_64 LibreOffice_project/420m0$Build-2</meta:generator>
    <meta:document-statistic meta:table-count="1" meta:cell-count="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27cm" svg:height="9.033cm" xlink:href=".." xlink:type="simple" chart:class="chart:scatter" chart:style-name="ch1">
        <chart:plot-area chart:style-name="ch2" table:cell-range-address="Hoja1.A2:Hoja1.B18 Hoja1.B1:Hoja1.B1" chart:data-source-has-labels="row" svg:x="0.794cm" svg:y="0.12cm" svg:width="18.361cm" svg:height="8.667cm">
          <chartooo:coordinate-region svg:x="1.786cm" svg:y="0.32cm" svg:width="17.182cm" svg:height="7.82cm"/>
          <chart:axis chart:dimension="x" chart:name="primary-x" chart:style-name="ch3">
            <chart:title svg:x="9.242cm" svg:y="8.473cm" chart:style-name="ch4">
              <text:p>Distancia</text:p>
            </chart:title>
          </chart:axis>
          <chart:axis chart:dimension="y" chart:name="primary-y" chart:style-name="ch3">
            <chart:title svg:x="0cm" svg:y="5.053cm" chart:style-name="ch5">
              <text:p>Lectura</text:p>
            </chart:title>
            <chart:grid chart:style-name="ch6" chart:class="major"/>
          </chart:axis>
          <chart:series chart:style-name="ch7" chart:values-cell-range-address="Hoja1.B2:Hoja1.B18" chart:label-cell-address="Hoja1.B1:Hoja1.B1" chart:class="chart:scatter">
            <chart:domain table:cell-range-address="Hoja1.A2:Hoja1.A18"/>
            <chart:regression-curve chart:style-name="ch8">
              <chart:equation chart:display-equation="true" chart:display-r-square="true" svg:x="2.332cm" svg:y="0.463cm"/>
            </chart:regression-curve>
            <chart:data-point chart:repeated="2"/>
            <chart:data-point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ectur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  <table:table-cell office:value-type="float" office:value="31">
                <text:p>31</text:p>
                <draw:g>
                  <svg:desc>Hoja1.B2:Hoja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69">
                <text:p>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63cm" svg:height="9.273cm" xlink:href=".." xlink:type="simple" chart:class="chart:scatter" chart:column-mapping="1 0" chart:style-name="ch1">
        <chart:plot-area chart:style-name="ch2" table:cell-range-address="Hoja1.A2:Hoja1.B18" svg:x="1.408cm" svg:y="0.185cm" svg:width="18.058cm" svg:height="7.922cm">
          <chartooo:coordinate-region svg:x="2.029cm" svg:y="0.384cm" svg:width="17.066cm" svg:height="7.076cm"/>
          <chart:axis chart:dimension="x" chart:name="primary-x" chart:style-name="ch3">
            <chart:title svg:x="9.837cm" svg:y="8.292cm" chart:style-name="ch4">
              <text:p>Lectura</text:p>
            </chart:title>
          </chart:axis>
          <chart:axis chart:dimension="y" chart:name="primary-y" chart:style-name="ch5">
            <chart:title svg:x="0.451cm" svg:y="4.878cm" chart:style-name="ch6">
              <text:p>Distancia</text:p>
            </chart:title>
            <chart:grid chart:style-name="ch7" chart:class="major"/>
          </chart:axis>
          <chart:series chart:style-name="ch8" chart:values-cell-range-address="Hoja1.A2:Hoja1.A18" chart:class="chart:scatter">
            <chart:domain table:cell-range-address="Hoja1.B2:Hoja1.B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Hoja1.B2:Hoja1.B18</svg:desc>
                </draw:g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">
                <text:p>5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9">
                <text:p>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0">
                <text:p>8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">
                <text:p>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7">
                <text:p>9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9">
                <text:p>9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7">
                <text:p>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">
                <text:p>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1">
                <text:p>9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5">
                <text:p>9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7">
                <text:p>9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9">
                <text:p>96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2cm" xlink:href=".." xlink:type="simple" chart:class="chart:scatter" chart:column-mapping="1 0" chart:style-name="ch1">
        <chart:plot-area chart:style-name="ch2" table:cell-range-address="Hoja1.C2:Hoja1.C18 Hoja1.A2:Hoja1.A18" svg:x="0.32cm" svg:y="0.18cm" svg:width="15.38cm" svg:height="8.642cm">
          <chartooo:coordinate-region svg:x="0.941cm" svg:y="0.379cm" svg:width="14.387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A2:Hoja1.A18" chart:class="chart:scatter">
            <chart:domain table:cell-range-address="Hoja1.C2:Hoja1.C18"/>
            <chart:regression-curve chart:style-name="ch6">
              <chart:equation chart:display-equation="true" chart:display-r-square="true"/>
            </chart:regression-curve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3">
                <text:p>993</text:p>
                <draw:g>
                  <svg:desc>Hoja1.C2:Hoja1.C18</svg:desc>
                </draw:g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